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a98e" officeooo:paragraph-rsid="000253bb" style:font-weight-asian="normal" style:font-weight-complex="normal"/>
    </style:style>
    <style:style style:name="P2" style:family="paragraph" style:parent-style-name="Standard">
      <style:text-properties fo:font-weight="normal" officeooo:rsid="001ca98e" officeooo:paragraph-rsid="00039d4b" style:font-weight-asian="normal" style:font-weight-complex="normal"/>
    </style:style>
    <style:style style:name="P3" style:family="paragraph" style:parent-style-name="Standard">
      <style:text-properties fo:font-weight="normal" officeooo:rsid="002a56b4" officeooo:paragraph-rsid="000253bb" style:font-weight-asian="normal" style:font-weight-complex="normal"/>
    </style:style>
    <style:style style:name="P4" style:family="paragraph" style:parent-style-name="Standard">
      <style:text-properties fo:font-weight="normal" officeooo:rsid="0022758b" officeooo:paragraph-rsid="000253bb" style:font-weight-asian="normal" style:font-weight-complex="normal"/>
    </style:style>
    <style:style style:name="P5" style:family="paragraph" style:parent-style-name="Standard">
      <style:text-properties fo:font-weight="normal" officeooo:rsid="000253bb" officeooo:paragraph-rsid="000253bb" style:font-weight-asian="normal" style:font-weight-complex="normal"/>
    </style:style>
    <style:style style:name="P6" style:family="paragraph" style:parent-style-name="Standard">
      <style:text-properties fo:font-weight="normal" officeooo:rsid="000253bb" officeooo:paragraph-rsid="00068c1f" style:font-weight-asian="normal" style:font-weight-complex="normal"/>
    </style:style>
    <style:style style:name="P7" style:family="paragraph" style:parent-style-name="Standard">
      <style:text-properties fo:font-weight="normal" officeooo:rsid="000253bb" officeooo:paragraph-rsid="000a0585" style:font-weight-asian="normal" style:font-weight-complex="normal"/>
    </style:style>
    <style:style style:name="P8" style:family="paragraph" style:parent-style-name="Standard">
      <style:text-properties fo:font-weight="normal" officeooo:rsid="00039d4b" officeooo:paragraph-rsid="00039d4b" style:font-weight-asian="normal" style:font-weight-complex="normal"/>
    </style:style>
    <style:style style:name="P9" style:family="paragraph" style:parent-style-name="Standard">
      <style:text-properties fo:font-weight="normal" officeooo:rsid="00039d4b" officeooo:paragraph-rsid="00068c1f" style:font-weight-asian="normal" style:font-weight-complex="normal"/>
    </style:style>
    <style:style style:name="P10" style:family="paragraph" style:parent-style-name="Standard">
      <style:text-properties fo:font-weight="normal" officeooo:rsid="00039d4b" officeooo:paragraph-rsid="000495cd" style:font-weight-asian="normal" style:font-weight-complex="normal"/>
    </style:style>
    <style:style style:name="P11" style:family="paragraph" style:parent-style-name="Standard">
      <style:text-properties fo:font-weight="normal" officeooo:rsid="00039d4b" officeooo:paragraph-rsid="00062509" style:font-weight-asian="normal" style:font-weight-complex="normal"/>
    </style:style>
    <style:style style:name="P12" style:family="paragraph" style:parent-style-name="Standard">
      <style:text-properties fo:font-weight="normal" officeooo:rsid="00062509" officeooo:paragraph-rsid="00062509" style:font-weight-asian="normal" style:font-weight-complex="normal"/>
    </style:style>
    <style:style style:name="P13" style:family="paragraph" style:parent-style-name="Standard">
      <style:text-properties fo:font-weight="normal" officeooo:rsid="00062509" officeooo:paragraph-rsid="000a0585" style:font-weight-asian="normal" style:font-weight-complex="normal"/>
    </style:style>
    <style:style style:name="P14" style:family="paragraph" style:parent-style-name="Standard">
      <style:text-properties fo:font-weight="normal" officeooo:rsid="00068c1f" officeooo:paragraph-rsid="00068c1f" style:font-weight-asian="normal" style:font-weight-complex="normal"/>
    </style:style>
    <style:style style:name="P15" style:family="paragraph" style:parent-style-name="Standard">
      <style:text-properties fo:font-weight="normal" officeooo:rsid="00068c1f" officeooo:paragraph-rsid="000a0585" style:font-weight-asian="normal" style:font-weight-complex="normal"/>
    </style:style>
    <style:style style:name="P16" style:family="paragraph" style:parent-style-name="Standard">
      <style:text-properties fo:font-weight="normal" officeooo:rsid="000495cd" officeooo:paragraph-rsid="00062509" style:font-weight-asian="normal" style:font-weight-complex="normal"/>
    </style:style>
    <style:style style:name="P17" style:family="paragraph" style:parent-style-name="Standard">
      <style:text-properties fo:font-weight="normal" officeooo:rsid="000495cd" officeooo:paragraph-rsid="000a0585" style:font-weight-asian="normal" style:font-weight-complex="normal"/>
    </style:style>
    <style:style style:name="P18" style:family="paragraph" style:parent-style-name="Standard">
      <style:text-properties fo:language="it" fo:country="IT" fo:font-weight="normal" officeooo:rsid="0022758b" officeooo:paragraph-rsid="000253bb" style:font-weight-asian="normal" style:font-weight-complex="normal"/>
    </style:style>
    <style:style style:name="P19" style:family="paragraph" style:parent-style-name="Standard">
      <style:text-properties fo:language="it" fo:country="IT" fo:font-weight="normal" officeooo:rsid="000495cd" officeooo:paragraph-rsid="000495cd" style:font-weight-asian="normal" style:font-weight-complex="normal"/>
    </style:style>
    <style:style style:name="P20" style:family="paragraph" style:parent-style-name="Standard">
      <style:text-properties fo:language="it" fo:country="IT" fo:font-weight="normal" officeooo:rsid="00039d4b" officeooo:paragraph-rsid="000495cd" style:font-weight-asian="normal" style:font-weight-complex="normal"/>
    </style:style>
    <style:style style:name="P21" style:family="paragraph" style:parent-style-name="Standard">
      <style:text-properties fo:language="it" fo:country="IT" fo:font-weight="normal" officeooo:rsid="00062509" officeooo:paragraph-rsid="000a0585" style:font-weight-asian="normal" style:font-weight-complex="normal"/>
    </style:style>
    <style:style style:name="P22" style:family="paragraph" style:parent-style-name="Standard">
      <style:text-properties officeooo:paragraph-rsid="00068c1f"/>
    </style:style>
    <style:style style:name="P23" style:family="paragraph" style:parent-style-name="Standard">
      <style:text-properties officeooo:rsid="000386c2" officeooo:paragraph-rsid="00068c1f"/>
    </style:style>
    <style:style style:name="P24" style:family="paragraph" style:parent-style-name="Standard">
      <style:text-properties officeooo:paragraph-rsid="000a0585"/>
    </style:style>
    <style:style style:name="P25" style:family="paragraph" style:parent-style-name="Standard">
      <style:text-properties fo:language="it" fo:country="IT" fo:font-weight="normal" officeooo:rsid="000495cd" officeooo:paragraph-rsid="000a0585" style:font-weight-asian="normal" style:font-weight-complex="normal"/>
    </style:style>
    <style:style style:name="P26" style:family="paragraph">
      <style:paragraph-properties fo:text-align="center"/>
    </style:style>
    <style:style style:name="T1" style:family="text">
      <style:text-properties officeooo:rsid="0022758b"/>
    </style:style>
    <style:style style:name="T2" style:family="text">
      <style:text-properties officeooo:rsid="00273d10"/>
    </style:style>
    <style:style style:name="T3" style:family="text">
      <style:text-properties officeooo:rsid="000253bb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273d10"/>
    </style:style>
    <style:style style:name="T6" style:family="text">
      <style:text-properties fo:language="it" fo:country="IT" officeooo:rsid="000253bb"/>
    </style:style>
    <style:style style:name="T7" style:family="text">
      <style:text-properties fo:language="it" fo:country="IT" officeooo:rsid="002a56b4"/>
    </style:style>
    <style:style style:name="T8" style:family="text">
      <style:text-properties fo:language="it" fo:country="IT" officeooo:rsid="0022758b"/>
    </style:style>
    <style:style style:name="T9" style:family="text">
      <style:text-properties fo:language="it" fo:country="IT" officeooo:rsid="000495cd"/>
    </style:style>
    <style:style style:name="T10" style:family="text">
      <style:text-properties fo:language="it" fo:country="IT" officeooo:rsid="000ba402"/>
    </style:style>
    <style:style style:name="T11" style:family="text">
      <style:text-properties officeooo:rsid="000495cd"/>
    </style:style>
    <style:style style:name="T12" style:family="text">
      <style:text-properties officeooo:rsid="00078a88"/>
    </style:style>
    <style:style style:name="T13" style:family="text">
      <style:text-properties officeooo:rsid="00062509"/>
    </style:style>
    <style:style style:name="T14" style:family="text">
      <style:text-properties officeooo:rsid="001d71d3"/>
    </style:style>
    <style:style style:name="T15" style:family="text">
      <style:text-properties officeooo:rsid="000386c2"/>
    </style:style>
    <style:style style:name="T16" style:family="text">
      <style:text-properties officeooo:rsid="001c0969"/>
    </style:style>
    <style:style style:name="T17" style:family="text">
      <style:text-properties officeooo:rsid="0008d612"/>
    </style:style>
    <style:style style:name="T18" style:family="text">
      <style:text-properties officeooo:rsid="001abc37"/>
    </style:style>
    <style:style style:name="T19" style:family="text">
      <style:text-properties officeooo:rsid="00068c1f"/>
    </style:style>
    <style:style style:name="T20" style:family="text">
      <style:text-properties officeooo:rsid="000a0585"/>
    </style:style>
    <style:style style:name="T21" style:family="text">
      <style:text-properties fo:font-weight="normal" officeooo:rsid="00062509" style:font-weight-asian="normal" style:font-weight-complex="normal"/>
    </style:style>
    <style:style style:name="gr1" style:family="graphic">
      <style:graphic-properties draw:stroke="solid" draw:stroke-dash="Dashed_20__28_var_29__20_5" svg:stroke-width="0.51pt" svg:stroke-color="#000000" svg:stroke-opacity="0%" draw:stroke-linejoin="miter" draw:fill-color="#008000" draw:opacity="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0.51pt" svg:stroke-color="#000000" svg:stroke-opacity="75%" draw:stroke-linejoin="miter" draw:fill-color="#008000" draw:opacity="10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0.51pt" svg:stroke-color="#000000" svg:stroke-opacity="0%" draw:stroke-linejoin="miter" draw:fill-color="#00ff00" draw:opacity="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Dashed_20__28_var_29__20_5" svg:stroke-width="0.51pt" svg:stroke-color="#000000" svg:stroke-opacity="0%" draw:stroke-linejoin="miter" draw:fill-color="#00ff00" draw:opacity="0%" draw:textarea-horizontal-align="center" draw:textarea-vertical-align="middle" fo:padding-top="0.26pt" fo:padding-bottom="0.26pt" fo:padding-left="0.26pt" fo:padding-right="0.26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Dashed_20__28_var_29__20_4" svg:stroke-width="0.51pt" svg:stroke-color="#000000" svg:stroke-opacity="100%" draw:stroke-linejoin="round" svg:stroke-linecap="butt" draw:fill="solid" draw:fill-color="#a52a2a" draw:opacity="100%" draw:textarea-horizontal-align="center" draw:textarea-vertical-align="middle" fo:padding-top="0.26pt" fo:padding-bottom="0.26pt" fo:padding-left="0.26pt" fo:padding-right="0.26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Dashed_20__28_var_29__20_4" svg:stroke-width="0.51pt" svg:stroke-color="#000000" svg:stroke-opacity="100%" draw:stroke-linejoin="round" svg:stroke-linecap="butt" draw:fill="solid" draw:fill-color="#008000" draw:opacity="100%" draw:textarea-horizontal-align="center" draw:textarea-vertical-align="middle" fo:padding-top="0.26pt" fo:padding-bottom="0.26pt" fo:padding-left="0.26pt" fo:padding-right="0.26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Dashed_20__28_var_29__20_4" svg:stroke-width="0.51pt" svg:stroke-color="#000000" svg:stroke-opacity="100%" draw:stroke-linejoin="round" svg:stroke-linecap="butt" draw:fill="solid" draw:fill-color="#ffff00" draw:opacity="100%" draw:textarea-horizontal-align="center" draw:textarea-vertical-align="middle" fo:padding-top="0.26pt" fo:padding-bottom="0.26pt" fo:padding-left="0.26pt" fo:padding-right="0.26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Dashed_20__28_var_29__20_4" svg:stroke-width="0.51pt" svg:stroke-color="#000000" svg:stroke-opacity="100%" draw:stroke-linejoin="round" svg:stroke-linecap="butt" draw:fill="solid" draw:fill-color="#ff0000" draw:opacity="100%" draw:textarea-horizontal-align="center" draw:textarea-vertical-align="middle" fo:padding-top="0.26pt" fo:padding-bottom="0.26pt" fo:padding-left="0.26pt" fo:padding-right="0.26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Dashed_20__28_var_29__20_4" svg:stroke-width="0.51pt" svg:stroke-color="#000000" svg:stroke-opacity="100%" draw:stroke-linejoin="round" svg:stroke-linecap="butt" draw:fill="solid" draw:fill-color="#00ff00" draw:opacity="100%" draw:textarea-horizontal-align="center" draw:textarea-vertical-align="middle" fo:padding-top="0.26pt" fo:padding-bottom="0.26pt" fo:padding-left="0.26pt" fo:padding-right="0.26pt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26" drawooo:display="printer" svg:width="0pt" svg:height="0pt" svg:x="391.86pt" svg:y="326.21pt" svg:viewBox="0 0 0 0" draw:points="0,0">
        <text:p/>
      </draw:polygon>
      <draw:polygon text:anchor-type="page" text:anchor-page-number="1" draw:z-index="1" draw:name="turtle" draw:style-name="gr2" draw:text-style-name="P26" drawooo:display="printer" svg:width="0pt" svg:height="0pt" svg:x="345.54pt" svg:y="324.34pt" svg:viewBox="0 0 0 0" draw:points="0,0">
        <text:p/>
      </draw:polygon>
      <draw:polygon text:anchor-type="page" text:anchor-page-number="1" draw:z-index="2" draw:name="turtle" draw:style-name="gr2" draw:text-style-name="P26" drawooo:display="printer" svg:width="0pt" svg:height="0pt" svg:x="345.54pt" svg:y="324.34pt" svg:viewBox="0 0 0 0" draw:points="0,0">
        <text:p/>
      </draw:polygon>
      <draw:polygon text:anchor-type="page" text:anchor-page-number="1" draw:z-index="3" draw:name="turtle" draw:style-name="gr1" draw:text-style-name="P26" drawooo:display="printer" svg:width="0pt" svg:height="0pt" svg:x="345.54pt" svg:y="324.34pt" svg:viewBox="0 0 0 0" draw:points="0,0">
        <text:p/>
      </draw:polygon>
      <draw:polygon text:anchor-type="page" text:anchor-page-number="1" draw:z-index="4" draw:name="turtle" draw:style-name="gr1" draw:text-style-name="P26" drawooo:display="printer" svg:width="0pt" svg:height="0pt" svg:x="345.54pt" svg:y="324.34pt" svg:viewBox="0 0 0 0" draw:points="0,0">
        <text:p/>
      </draw:polygon>
      <draw:polygon text:anchor-type="page" text:anchor-page-number="1" draw:z-index="5" draw:name="turtle" draw:style-name="gr3" draw:text-style-name="P26" drawooo:display="printer" svg:width="0pt" svg:height="0pt" svg:x="369.95pt" svg:y="369.95pt" svg:viewBox="0 0 0 0" draw:points="0,0">
        <text:p/>
      </draw:polygon>
      <draw:polygon text:anchor-type="page" text:anchor-page-number="0" draw:z-index="6" draw:name="turtle" draw:style-name="gr4" draw:text-style-name="P26" drawooo:display="printer" svg:width="0pt" svg:height="0pt" svg:x="369.95pt" svg:y="369.95pt" svg:viewBox="0 0 0 0" draw:points="0,0">
        <text:p/>
      </draw:polygon>
      <draw:polygon text:anchor-type="page" text:anchor-page-number="0" draw:z-index="7" draw:style-name="gr5" draw:text-style-name="P26" svg:width="7.97pt" svg:height="79.97pt" svg:x="96.04pt" svg:y="320pt" svg:viewBox="0 0 282 2822" draw:points="141,0 282,0 282,2822 0,2822 0,0">
        <text:p/>
      </draw:polygon>
      <draw:circle text:anchor-type="page" text:anchor-page-number="0" draw:z-index="8" draw:style-name="gr6" draw:text-style-name="P26" svg:width="60.01pt" svg:height="60.01pt" svg:x="70.04pt" svg:y="290.01pt">
        <text:p/>
      </draw:circle>
      <draw:polygon text:anchor-type="page" text:anchor-page-number="0" draw:z-index="9" draw:style-name="gr5" draw:text-style-name="P26" svg:width="13.97pt" svg:height="139.97pt" svg:x="252.99pt" svg:y="259.99pt" svg:viewBox="0 0 494 4939" draw:points="247,0 494,0 494,4939 0,4939 0,0">
        <text:p/>
      </draw:polygon>
      <draw:circle text:anchor-type="page" text:anchor-page-number="0" draw:z-index="10" draw:style-name="gr6" draw:text-style-name="P26" svg:width="120.02pt" svg:height="120.02pt" svg:x="200.01pt" svg:y="200.01pt">
        <text:p/>
      </draw:circle>
      <draw:polygon text:anchor-type="page" text:anchor-page-number="0" draw:z-index="11" draw:style-name="gr5" draw:text-style-name="P26" svg:width="8.48pt" svg:height="84.98pt" svg:x="395.74pt" svg:y="315.01pt" svg:viewBox="0 0 300 2999" draw:points="150,0 300,0 300,2999 0,2999 0,0">
        <text:p/>
      </draw:polygon>
      <draw:circle text:anchor-type="page" text:anchor-page-number="0" draw:z-index="12" draw:style-name="gr6" draw:text-style-name="P26" svg:width="80.02pt" svg:height="80.02pt" svg:x="360pt" svg:y="274.99pt">
        <text:p/>
      </draw:circle>
      <draw:polygon text:anchor-type="page" text:anchor-page-number="0" draw:z-index="13" draw:name="actual" draw:style-name="gr7" draw:text-style-name="P26" svg:width="85.01pt" svg:height="85.01pt" svg:x="150.01pt" svg:y="314.96pt" svg:viewBox="0 0 3000 3000" draw:points="0,3000 0,0 3000,0 3000,3000 0,3000 0,0">
        <text:p/>
      </draw:polygon>
      <draw:polygon text:anchor-type="page" text:anchor-page-number="0" draw:z-index="14" draw:name="actual" draw:style-name="gr8" draw:text-style-name="P26" svg:width="84.98pt" svg:height="73.62pt" svg:x="150.01pt" svg:y="241.31pt" svg:viewBox="0 0 2999 2598" draw:points="0,2598 1499,0 2999,2598">
        <text:p/>
      </draw:polygon>
      <draw:polygon text:anchor-type="page" text:anchor-page-number="0" draw:z-index="15" draw:name="actual" draw:style-name="gr9" draw:text-style-name="P26" svg:width="28.32pt" svg:height="28.32pt" svg:x="178.36pt" svg:y="343.3pt" svg:viewBox="0 0 1000 1000" draw:points="1000,0 1000,1000 0,1000 0,0">
        <text:p/>
      </draw:polygon>
      <draw:polygon text:anchor-type="page" text:anchor-page-number="0" draw:z-index="16" draw:name="actual" draw:style-name="gr7" draw:text-style-name="P26" svg:width="56.66pt" svg:height="56.66pt" svg:x="200.04pt" svg:y="343.25pt" svg:viewBox="0 0 2000 2000" draw:points="0,2000 0,0 2000,0 2000,2000 0,2000 0,0">
        <text:p/>
      </draw:polygon>
      <draw:polygon text:anchor-type="page" text:anchor-page-number="0" draw:z-index="17" draw:name="actual" draw:style-name="gr8" draw:text-style-name="P26" svg:width="56.66pt" svg:height="49.07pt" svg:x="200.04pt" svg:y="294.21pt" svg:viewBox="0 0 2000 1732" draw:points="0,1732 1000,0 2000,1732">
        <text:p/>
      </draw:polygon>
      <draw:polygon text:anchor-type="page" text:anchor-page-number="0" draw:z-index="18" draw:name="actual" draw:style-name="gr9" draw:text-style-name="P26" svg:width="18.88pt" svg:height="18.88pt" svg:x="218.95pt" svg:y="362.21pt" svg:viewBox="0 0 667 667" draw:points="667,0 667,667 0,667 0,0">
        <text:p/>
      </draw:polygon>
      <draw:polygon text:anchor-type="page" text:anchor-page-number="0" draw:z-index="19" draw:name="actual" draw:style-name="gr7" draw:text-style-name="P26" svg:width="113.39pt" svg:height="113.39pt" svg:x="269.94pt" svg:y="286.55pt" svg:viewBox="0 0 4001 4001" draw:points="0,4001 0,0 4001,0 4001,4001 0,4001 0,0">
        <text:p/>
      </draw:polygon>
      <draw:polygon text:anchor-type="page" text:anchor-page-number="0" draw:z-index="20" draw:name="actual" draw:style-name="gr8" draw:text-style-name="P26" svg:width="113.39pt" svg:height="98.16pt" svg:x="269.94pt" svg:y="188.39pt" svg:viewBox="0 0 4001 3464" draw:points="0,3464 2000,0 4001,3464">
        <text:p/>
      </draw:polygon>
      <draw:polygon text:anchor-type="page" text:anchor-page-number="0" draw:z-index="21" draw:name="actual" draw:style-name="gr9" draw:text-style-name="P26" svg:width="37.79pt" svg:height="37.79pt" svg:x="307.81pt" svg:y="324.34pt" svg:viewBox="0 0 1334 1334" draw:points="1334,0 1334,1334 0,1334 0,0">
        <text:p/>
      </draw:polygon>
      <draw:polygon text:anchor-type="page" text:anchor-page-number="0" draw:z-index="22" draw:style-name="gr5" draw:text-style-name="P26" svg:width="5.98pt" svg:height="59.98pt" svg:x="197.01pt" svg:y="339.99pt" svg:viewBox="0 0 212 2117" draw:points="106,0 212,0 212,2117 0,2117 0,0">
        <text:p/>
      </draw:polygon>
      <draw:circle text:anchor-type="page" text:anchor-page-number="0" draw:z-index="23" draw:style-name="gr6" draw:text-style-name="P26" svg:width="40.03pt" svg:height="40.03pt" svg:x="180pt" svg:y="319.95pt">
        <text:p/>
      </draw:circle>
      <draw:polygon text:anchor-type="page" text:anchor-page-number="0" draw:z-index="24" draw:style-name="gr5" draw:text-style-name="P26" svg:width="2.98pt" svg:height="29.96pt" svg:x="368.5pt" svg:y="370.01pt" svg:viewBox="0 0 106 1058" draw:points="53,0 106,0 106,1058 0,1058 0,0">
        <text:p/>
      </draw:polygon>
      <draw:circle text:anchor-type="page" text:anchor-page-number="0" draw:z-index="25" draw:style-name="gr6" draw:text-style-name="P26" svg:width="15.02pt" svg:height="15.02pt" svg:x="362.49pt" svg:y="362.44pt">
        <text:p/>
      </draw:circle>
      <text:p text:style-name="P2">CLEARSCREEN</text:p>
      <text:p text:style-name="P2">HOME</text:p>
      <text:p text:style-name="P14">SHOWTURTLE</text:p>
      <text:p text:style-name="P14"/>
      <text:p text:style-name="P22">TO <text:span text:style-name="T14">RETTANGOLO</text:span> <text:span text:style-name="T14">A B</text:span></text:p>
      <text:p text:style-name="P22"><text:tab/>ANGOLO = <text:span text:style-name="T15">90<text:tab/><text:tab/>; angoli interni quadrato</text:span></text:p>
      <text:p text:style-name="P22"/>
      <text:p text:style-name="P22"><text:tab/><text:span text:style-name="T15">PENUP<text:tab/><text:tab/><text:tab/>; alzo la penna</text:span></text:p>
      <text:p text:style-name="P22"><text:tab/><text:span text:style-name="T15">FORWARD B/2<text:tab/><text:tab/>; mi dirigo su lato che ho di fronte</text:span></text:p>
      <text:p text:style-name="P22"><text:tab/><text:tab/><text:tab/><text:tab/><text:tab/>; <text:span text:style-name="T15">così mi ritrovo a metà del lato di fronte</text:span></text:p>
      <text:p text:style-name="P22"><text:tab/><text:span text:style-name="T15">RIGHT ANGOLO</text:span><text:tab/><text:tab/>; <text:span text:style-name="T15">giro a destra</text:span></text:p>
      <text:p text:style-name="P22"><text:tab/><text:span text:style-name="T15">PENDOWN</text:span><text:tab/><text:tab/><text:tab/>; <text:span text:style-name="T15">abbasso la penna</text:span> </text:p>
      <text:p text:style-name="P22"><text:tab/>FORWARD <text:span text:style-name="T14">A</text:span>/<text:span text:style-name="T15">2<text:tab/><text:tab/>; disegno mezzo del primo lato </text:span></text:p>
      <text:p text:style-name="P24"><text:span text:style-name="T21"><text:tab/></text:span><text:span text:style-name="T15">RIGHT</text:span> ANGOLO<text:span text:style-name="T16"><text:tab/><text:tab/>; giro a destra</text:span></text:p>
      <text:p text:style-name="P22"><text:tab/>FORWARD <text:span text:style-name="T14">B<text:tab/></text:span><text:tab/><text:tab/>; <text:span text:style-name="T15">disegno il secondo lato</text:span></text:p>
      <text:p text:style-name="P22"><text:tab/><text:span text:style-name="T15">RIGHT</text:span> ANGOLO<text:tab/><text:tab/>; <text:span text:style-name="T15">giro a destra</text:span></text:p>
      <text:p text:style-name="P22"><text:tab/>FORWARD <text:span text:style-name="T14">A</text:span><text:tab/><text:tab/><text:tab/>; <text:span text:style-name="T15">disegno il terzo lato</text:span></text:p>
      <text:p text:style-name="P22"><text:tab/><text:span text:style-name="T15">RIGHT</text:span> ANGOLO<text:tab/><text:tab/>; <text:span text:style-name="T15">giro a destra</text:span></text:p>
      <text:p text:style-name="P22"><text:tab/>FORWARD <text:span text:style-name="T14">B</text:span><text:tab/><text:tab/><text:tab/>; <text:span text:style-name="T15">disegno il quarto lato</text:span></text:p>
      <text:p text:style-name="P22"><text:tab/><text:span text:style-name="T15">RIGHT ANGOLO<text:tab/><text:tab/>; giro a destra</text:span></text:p>
      <text:p text:style-name="P22"><text:tab/><text:span text:style-name="T17">FILL<text:tab/><text:tab/><text:tab/><text:tab/>; chiudo il rettangolo riempiendolo</text:span></text:p>
      <text:p text:style-name="P22"><text:tab/><text:span text:style-name="T17">PENUP<text:tab/><text:tab/><text:tab/>; alzo la penna</text:span></text:p>
      <text:p text:style-name="P22"><text:tab/><text:span text:style-name="T18">FORWARD A/2<text:tab/><text:tab/>; percorro la metà rimanente del lato già disegnata con fill</text:span></text:p>
      <text:p text:style-name="P23"><text:tab/>RIGHT ANGOLO<text:tab/><text:tab/>; giro a destra (per tornare nel centro del quadrato)</text:p>
      <text:p text:style-name="P22"><text:tab/><text:span text:style-name="T15">FORWARD B/2<text:tab/><text:tab/>; torno nel centro del quadrato</text:span></text:p>
      <text:p text:style-name="P22"><text:tab/><text:span text:style-name="T15">LEFT ANGOLO*2<text:tab/><text:tab/>; mi rigiro nella direzione in cui mi trovavo inzialmente</text:span></text:p>
      <text:p text:style-name="P22">END</text:p>
      <text:p text:style-name="P6"/>
      <text:p text:style-name="P6"/>
      <text:p text:style-name="P6">TO <text:span text:style-name="T12">ALBERO</text:span> <text:span text:style-name="T12">TRONCO CHIOMA</text:span></text:p>
      <text:p text:style-name="P6"/>
      <text:p text:style-name="P6"><text:tab/><text:span text:style-name="T19">PENUP </text:span></text:p>
      <text:p text:style-name="P6"><text:tab/><text:span text:style-name="T19">FORWARD TRONCO/2</text:span></text:p>
      <text:p text:style-name="P15"><text:tab/>PENDOWN</text:p>
      <text:p text:style-name="P6"><text:tab/><text:span text:style-name="T12">FILLCOLOR “brown”</text:span></text:p>
      <text:p text:style-name="P7"><text:tab/><text:span text:style-name="T12">RETTANGOLO TRONCO/10 TRONCO</text:span></text:p>
      <text:p text:style-name="P6"><text:tab/><text:span text:style-name="T12">PENUP FORWARD TRONCO/2 PENDOWN</text:span></text:p>
      <text:p text:style-name="P6"><text:tab/><text:span text:style-name="T12">FILLCOLOR “green”</text:span></text:p>
      <text:p text:style-name="P6"><text:tab/><text:span text:style-name="T12">CIRCLE CHIOMA</text:span></text:p>
      <text:p text:style-name="P9"><text:span text:style-name="T6">E</text:span><text:span text:style-name="T4">ND</text:span></text:p>
      <text:p text:style-name="P5"/>
      <text:p text:style-name="P5">TO CASA <text:span text:style-name="T11">LATO</text:span></text:p>
      <text:p text:style-name="P1"><text:tab/>FORWARD <text:span text:style-name="T3">LATO</text:span> RIGHT 90°</text:p>
      <text:p text:style-name="P1"><text:tab/>FORWARD LATO RIGHT 90</text:p>
      <text:p text:style-name="P1"><text:tab/>FORWARD LATO RIGHT 90</text:p>
      <text:p text:style-name="P1"><text:tab/>FORWARD LATO RIGHT 90</text:p>
      <text:p text:style-name="P1"><text:tab/>FORWARD LATO RIGHT 30</text:p>
      <text:p text:style-name="P3"><text:tab/>FILLCOLOR “yellow” FILL</text:p>
      <text:p text:style-name="P1"><text:tab/>FORWARD LATO RIGHT 120</text:p>
      <text:p text:style-name="P1"><text:tab/>FORWARD LATO RIGHT <text:span text:style-name="T1">120</text:span></text:p>
      <text:p text:style-name="P4"><text:tab/>PENUP</text:p>
      <text:p text:style-name="P1"><text:tab/>FORWARD <text:span text:style-name="T2">LATO</text:span>/3</text:p>
      <text:p text:style-name="P1"><text:soft-page-break/><text:tab/>LEFT 90</text:p>
      <text:p text:style-name="P1"><text:tab/><text:span text:style-name="T4">FORWARD </text:span><text:span text:style-name="T5">LATO</text:span><text:span text:style-name="T4">/3</text:span></text:p>
      <text:p text:style-name="P1"><text:span text:style-name="T4"><text:tab/></text:span><text:span text:style-name="T6">PENDOWN</text:span></text:p>
      <text:p text:style-name="P1"><text:span text:style-name="T6"><text:tab/></text:span><text:span text:style-name="T7">FILLCOLOR “red” FILL</text:span></text:p>
      <text:p text:style-name="P1"><text:span text:style-name="T7"><text:tab/></text:span><text:span text:style-name="T8">FORWARD LATO/3 RIGHT 90</text:span></text:p>
      <text:p text:style-name="P18"><text:tab/>FORWARD LATO/3 RIGHT 90</text:p>
      <text:p text:style-name="P18"><text:tab/>FORWARD LATO/3 RIGHT 90</text:p>
      <text:p text:style-name="P18"><text:tab/>FORWARD LATO/3 RIGHT 90</text:p>
      <text:p text:style-name="P1"><text:span text:style-name="T8"><text:tab/></text:span><text:span text:style-name="T7">FILLCOLOR “</text:span><text:span text:style-name="T10">lime</text:span><text:span text:style-name="T7">” FILL</text:span></text:p>
      <text:p text:style-name="P1"><text:span text:style-name="T7"><text:tab/></text:span><text:span text:style-name="T6">HIDETURTLE</text:span></text:p>
      <text:p text:style-name="P8"><text:span text:style-name="T6">E</text:span><text:span text:style-name="T4">ND</text:span></text:p>
      <text:p text:style-name="P8"/>
      <text:p text:style-name="P11"/>
      <text:p text:style-name="P16">PENUP POSITION [1<text:span text:style-name="T13">0</text:span>0,400] HEADING 0 PENDOWN</text:p>
      <text:p text:style-name="P12">ALBERO 80 60</text:p>
      <text:p text:style-name="P17">PENUP POSITION [<text:span text:style-name="T20">260</text:span>,400] HEADING 0 PENDOWN</text:p>
      <text:p text:style-name="P13">ALBERO <text:span text:style-name="T20">140</text:span> <text:span text:style-name="T20">120</text:span></text:p>
      <text:p text:style-name="P17">PENUP POSITION [<text:span text:style-name="T20">40</text:span>0,400] HEADING 0 PENDOWN</text:p>
      <text:p text:style-name="P13">ALBERO 8<text:span text:style-name="T20">5 80</text:span></text:p>
      <text:p text:style-name="P17">PENUP POSITION [150,400] HEADING 0 PENDOWN</text:p>
      <text:p text:style-name="P8"><text:span text:style-name="T4">CASA </text:span><text:span text:style-name="T9">30mm</text:span></text:p>
      <text:p text:style-name="P19">PENUP POSITION [200,400] HEADING 0 PENDOWN</text:p>
      <text:p text:style-name="P8"><text:span text:style-name="T4">CASA </text:span><text:span text:style-name="T9">20mm</text:span></text:p>
      <text:p text:style-name="P19">PENUP POSITION [270,400] HEADING 0 PENDOWN</text:p>
      <text:p text:style-name="P10"><text:span text:style-name="T4">CASA </text:span><text:span text:style-name="T9">40mm</text:span></text:p>
      <text:p text:style-name="P17">PENUP POSITION [<text:span text:style-name="T13">20</text:span>0,400] HEADING 0 PENDOWN</text:p>
      <text:p text:style-name="P13">ALBERO 60 40</text:p>
      <text:p text:style-name="P17">PENUP POSITION [<text:span text:style-name="T13">37</text:span>0,400] HEADING 0 PENDOWN</text:p>
      <text:p text:style-name="P21">ALBERO <text:span text:style-name="T20">3</text:span>0 1<text:span text:style-name="T20">5</text:span></text:p>
      <text:p text:style-name="P25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pt"/>
    <draw:stroke-dash draw:name="Dashed_20__28_var_29__20_5" draw:display-name="Dashed (var) 5" draw:style="rect" draw:dots2="1" draw:dots2-length="0.57pt" draw:distance="0.57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3:21.609143429</meta:creation-date>
    <dc:date>2016-08-16T22:41:38.598172831</dc:date>
    <meta:editing-duration>PT6H16M50S</meta:editing-duration>
    <meta:editing-cycles>13</meta:editing-cycles>
    <meta:generator>LibreOffice/4.2.8.2$Linux_x86 LibreOffice_project/420m0$Build-2</meta:generator>
    <meta:document-statistic meta:table-count="0" meta:image-count="0" meta:object-count="0" meta:page-count="2" meta:paragraph-count="73" meta:word-count="318" meta:character-count="1860" meta:non-whitespace-character-count="1533"/>
  </office:meta>
</office:document-meta>
</file>